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11a05d"/>
    </style:style>
    <style:style style:name="P2" style:family="paragraph" style:parent-style-name="Text_20_body_20_indent_20_Organon" style:list-style-name="L1">
      <style:text-properties officeooo:paragraph-rsid="0011a05d"/>
    </style:style>
    <style:style style:name="T1" style:family="text">
      <style:text-properties officeooo:rsid="0011a0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a05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0">
        <text:h text:style-name="Heading_20_4" text:outline-level="4"><text:bookmark-start text:name="__RefHeading___Toc7228_1464965999"/>Tags<text:bookmark-end text:name="__RefHeading___Toc7228_1464965999"/></text:h>
        <text:p text:style-name="P1"/>
        <text:p text:style-name="P1"><text:bookmark text:name="result_box3"/>Tags Categories are freely configurable.</text:p>
        <text:list xml:id="list176248761174547456" text:style-name="L1">
          <text:list-item>
            <text:p text:style-name="P2">Name and width (in the Organizer view in cm) existing categories will be changed by changing the entry and then clicking on "Apply".</text:p>
          </text:list-item>
          <text:list-item>
            <text:p text:style-name="P2">For a new category, enter the name and width and choose a category type. There are five types:</text:p>
            <text:list>
              <text:list-item>
                <text:p text:style-name="P2">Text (body text)</text:p>
              </text:list-item>
              <text:list-item>
                <text:p text:style-name="P2"><text:span text:style-name="T1">Tag</text:span> (Classic<text:span text:style-name="T1">al</text:span> <text:span text:style-name="T1">tag</text:span>, collection of single words or short phrases)</text:p>
              </text:list-item>
              <text:list-item>
                <text:p text:style-name="P2">Image (only one image per category)</text:p>
              </text:list-item>
              <text:list-item>
                <text:p text:style-name="P2"><text:span text:style-name="T1">D</text:span>ate</text:p>
              </text:list-item>
              <text:list-item>
                <text:p text:style-name="P2"><text:span text:style-name="T1">T</text:span>ime</text:p>
              </text:list-item>
            </text:list>
          </text:list-item>
          <text:list-item>
            <text:p text:style-name="P2">To change the order of categories, select a category and use the arrow keys.</text:p>
          </text:list-item>
          <text:list-item>
            <text:p text:style-name="P2">The selected category is <text:span text:style-name="T1">deleted by</text:span> "<text:span text:style-name="T1">D</text:span>elete <text:span text:style-name="T1">C</text:span>ategory".</text:p>
          </text:list-item>
          <text:list-item>
            <text:p text:style-name="P2">The representation of the date can be changed by selecting the Date Format. A date must always be entered according to the date format.</text:p>
          </text:list-item>
        </text:list>
        <text:p text:style-name="P1"/>
        <text:p text:style-name="P1"><text:span text:style-name="T2">By clicking "</text:span><text:span text:style-name="T3">Apply</text:span><text:span text:style-name="T2">" the changes take effect.</text:span><text:line-break/><text:line-break/><text:span text:style-name="T1">Each type of</text:span> categor<text:span text:style-name="T1">y</text:span> <text:span text:style-name="T1">can be created several times</text:span>.<text:line-break/><text:line-break/>Picture Categories slow <text:span text:style-name="T1">down </text:span>Organon and the Organizer, particularly if large images are used. <text:span text:style-name="T1">At the moment no thumbnails for images are created</text:span>, which would speed up the display. 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5:47.876000000</dc:date>
    <meta:editing-duration>P0D</meta:editing-duration>
    <meta:editing-cycles>1</meta:editing-cycles>
    <meta:document-statistic meta:table-count="0" meta:image-count="0" meta:object-count="0" meta:page-count="1" meta:paragraph-count="13" meta:word-count="169" meta:character-count="948" meta:non-whitespace-character-count="799"/>
    <meta:generator>LibreOffice/5.1.1.3$Windows_X86_64 LibreOffice_project/89f508ef3ecebd2cfb8e1def0f0ba9a803b88a6d</meta:generator>
  </office:meta>
</office:document-meta>
</file>